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Calibri" svg:font-family="Calibri, sans-serif"/>
    <style:font-face style:name="Courier 10 Pitch" svg:font-family="'Courier 10 Pitch', Courier, monospace"/>
    <style:font-face style:name="Helvetica Neue" svg:font-family="'Helvetica Neue', Helvetica, Arial, sans-serif"/>
    <style:font-face style:name="Segoe UI" svg:font-family="'Segoe UI', Frutiger, 'Frutiger Linotype', 'Dejavu Sans', 'Helvetica Neue', Arial, sans-serif"/>
    <style:font-face style:name="arial" svg:font-family="arial, sans-serif"/>
    <style:font-face style:name="tahoma" svg:font-family="tahoma, sans-serif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paragraph-rsid="00315c4f"/>
    </style:style>
    <style:style style:name="P2" style:family="paragraph" style:parent-style-name="Standard">
      <style:text-properties officeooo:rsid="00083407" officeooo:paragraph-rsid="000a0e61"/>
    </style:style>
    <style:style style:name="P3" style:family="paragraph" style:parent-style-name="Standard">
      <style:text-properties officeooo:rsid="000c09f1" officeooo:paragraph-rsid="000c09f1"/>
    </style:style>
    <style:style style:name="P4" style:family="paragraph" style:parent-style-name="Standard">
      <style:text-properties officeooo:rsid="001036e0" officeooo:paragraph-rsid="000ce674"/>
    </style:style>
    <style:style style:name="P5" style:family="paragraph" style:parent-style-name="Standard">
      <style:text-properties officeooo:rsid="00112017" officeooo:paragraph-rsid="00112017"/>
    </style:style>
    <style:style style:name="P6" style:family="paragraph" style:parent-style-name="Standard">
      <style:text-properties officeooo:rsid="0012a959" officeooo:paragraph-rsid="0012a959"/>
    </style:style>
    <style:style style:name="P7" style:family="paragraph" style:parent-style-name="Standard">
      <style:text-properties officeooo:rsid="0012c688" officeooo:paragraph-rsid="0012c688"/>
    </style:style>
    <style:style style:name="P8" style:family="paragraph" style:parent-style-name="Standard">
      <style:text-properties officeooo:rsid="00315c4f" officeooo:paragraph-rsid="00315c4f"/>
    </style:style>
    <style:style style:name="P9" style:family="paragraph" style:parent-style-name="Standard">
      <style:text-properties officeooo:rsid="00315c4f" officeooo:paragraph-rsid="0012c688"/>
    </style:style>
    <style:style style:name="P10" style:family="paragraph" style:parent-style-name="Standard">
      <style:text-properties officeooo:rsid="00334264" officeooo:paragraph-rsid="00334264"/>
    </style:style>
    <style:style style:name="P11" style:family="paragraph" style:parent-style-name="Standard">
      <style:text-properties officeooo:rsid="00337bd9" officeooo:paragraph-rsid="00337bd9"/>
    </style:style>
    <style:style style:name="P12" style:family="paragraph" style:parent-style-name="Standard">
      <style:text-properties officeooo:rsid="0037f79f" officeooo:paragraph-rsid="0037f79f"/>
    </style:style>
    <style:style style:name="P13" style:family="paragraph" style:parent-style-name="Standard">
      <style:text-properties officeooo:rsid="0039414c" officeooo:paragraph-rsid="004fb975"/>
    </style:style>
    <style:style style:name="P14" style:family="paragraph" style:parent-style-name="Standard">
      <style:text-properties officeooo:rsid="003d265a" officeooo:paragraph-rsid="003d265a"/>
    </style:style>
    <style:style style:name="P15" style:family="paragraph" style:parent-style-name="Standard">
      <style:text-properties officeooo:rsid="003f0185" officeooo:paragraph-rsid="003f0185"/>
    </style:style>
    <style:style style:name="P16" style:family="paragraph" style:parent-style-name="Standard">
      <style:text-properties officeooo:rsid="004144f7" officeooo:paragraph-rsid="004144f7"/>
    </style:style>
    <style:style style:name="P17" style:family="paragraph" style:parent-style-name="Standard">
      <style:text-properties officeooo:rsid="00480c9c" officeooo:paragraph-rsid="00480c9c"/>
    </style:style>
    <style:style style:name="P18" style:family="paragraph" style:parent-style-name="Standard">
      <style:text-properties officeooo:rsid="004846db" officeooo:paragraph-rsid="004846db"/>
    </style:style>
    <style:style style:name="P19" style:family="paragraph" style:parent-style-name="Standard">
      <style:text-properties fo:color="#3f5fbf" style:font-name="Monospace" fo:font-size="10pt" officeooo:rsid="00465b5c" officeooo:paragraph-rsid="00465b5c" style:font-size-asian="10pt"/>
    </style:style>
    <style:style style:name="P20" style:family="paragraph" style:parent-style-name="Standard">
      <style:text-properties fo:color="#3f5fbf" style:font-name="Monospace" fo:font-size="10pt" officeooo:rsid="004747d7" officeooo:paragraph-rsid="004747d7" style:font-size-asian="10pt"/>
    </style:style>
    <style:style style:name="P21" style:family="paragraph" style:parent-style-name="Standard">
      <style:text-properties fo:color="#3f5fbf" style:font-name="Monospace" fo:font-size="10pt" officeooo:rsid="00480c9c" officeooo:paragraph-rsid="00480c9c" style:font-size-asian="10pt"/>
    </style:style>
    <style:style style:name="P22" style:family="paragraph" style:parent-style-name="Standard">
      <style:text-properties fo:color="#3f5fbf" style:font-name="Monospace" fo:font-size="10pt" officeooo:rsid="004846db" officeooo:paragraph-rsid="004846db" style:font-size-asian="10pt"/>
    </style:style>
    <style:style style:name="P23" style:family="paragraph" style:parent-style-name="Standard">
      <style:text-properties officeooo:rsid="004abed6" officeooo:paragraph-rsid="004abed6"/>
    </style:style>
    <style:style style:name="P24" style:family="paragraph" style:parent-style-name="Standard">
      <style:text-properties officeooo:rsid="0049e1cf" officeooo:paragraph-rsid="0049e1cf"/>
    </style:style>
    <style:style style:name="P25" style:family="paragraph" style:parent-style-name="Standard">
      <style:text-properties officeooo:rsid="004bd713" officeooo:paragraph-rsid="004bd713"/>
    </style:style>
    <style:style style:name="P26" style:family="paragraph" style:parent-style-name="Standard">
      <style:text-properties officeooo:rsid="004eeade" officeooo:paragraph-rsid="004eeade"/>
    </style:style>
    <style:style style:name="P27" style:family="paragraph" style:parent-style-name="Standard">
      <style:text-properties officeooo:rsid="00508def" officeooo:paragraph-rsid="004fb975"/>
    </style:style>
    <style:style style:name="P28" style:family="paragraph" style:parent-style-name="Standard">
      <style:text-properties officeooo:rsid="005289e3" officeooo:paragraph-rsid="005289e3"/>
    </style:style>
    <style:style style:name="P29" style:family="paragraph" style:parent-style-name="Standard">
      <style:text-properties fo:font-variant="normal" fo:text-transform="none" fo:color="#222222" fo:letter-spacing="normal" officeooo:rsid="005289e3" officeooo:paragraph-rsid="005289e3"/>
    </style:style>
    <style:style style:name="P30" style:family="paragraph" style:parent-style-name="Standard">
      <style:text-properties fo:font-variant="normal" fo:text-transform="none" fo:color="#222222" fo:letter-spacing="normal" officeooo:rsid="005332fd" officeooo:paragraph-rsid="005332fd"/>
    </style:style>
    <style:style style:name="P31" style:family="paragraph" style:parent-style-name="Standard">
      <style:text-properties fo:font-variant="normal" fo:text-transform="none" fo:color="#222222" style:font-name="arial" fo:font-size="9pt" fo:letter-spacing="normal" fo:font-style="normal" fo:font-weight="normal" officeooo:rsid="00709f84" officeooo:paragraph-rsid="00798852"/>
    </style:style>
    <style:style style:name="P32" style:family="paragraph" style:parent-style-name="Standard">
      <style:text-properties fo:font-variant="normal" fo:text-transform="none" fo:color="#262626" style:font-name="arial" fo:font-size="9.75pt" fo:letter-spacing="normal" fo:font-style="normal" fo:font-weight="normal" officeooo:rsid="005b7620" officeooo:paragraph-rsid="005b7620"/>
    </style:style>
    <style:style style:name="P33" style:family="paragraph" style:parent-style-name="Standard">
      <style:text-properties fo:font-variant="normal" fo:text-transform="none" fo:color="#262626" style:font-name="arial" fo:font-size="9.75pt" fo:letter-spacing="normal" fo:font-style="normal" fo:font-weight="normal" officeooo:rsid="005f1650" officeooo:paragraph-rsid="005f1650"/>
    </style:style>
    <style:style style:name="P34" style:family="paragraph" style:parent-style-name="Standard">
      <style:text-properties fo:font-variant="normal" fo:text-transform="none" fo:color="#262626" style:font-name="arial" fo:font-size="9.75pt" fo:letter-spacing="normal" fo:font-style="normal" fo:font-weight="normal" officeooo:rsid="005ff502" officeooo:paragraph-rsid="005ff502"/>
    </style:style>
    <style:style style:name="P35" style:family="paragraph" style:parent-style-name="Standard">
      <style:text-properties fo:font-variant="normal" fo:text-transform="none" fo:color="#262626" style:font-name="arial" fo:font-size="9.75pt" fo:letter-spacing="normal" fo:font-style="normal" fo:font-weight="normal" officeooo:rsid="004bd713" officeooo:paragraph-rsid="00619d3b"/>
    </style:style>
    <style:style style:name="P36" style:family="paragraph" style:parent-style-name="Standard">
      <style:text-properties fo:font-variant="normal" fo:text-transform="none" fo:color="#262626" style:font-name="arial" fo:font-size="9.75pt" fo:letter-spacing="normal" fo:font-style="normal" fo:font-weight="normal" officeooo:rsid="00658cd6" officeooo:paragraph-rsid="0066756d"/>
    </style:style>
    <style:style style:name="P37" style:family="paragraph" style:parent-style-name="Standard">
      <style:text-properties fo:font-variant="normal" fo:text-transform="none" fo:color="#262626" style:font-name="arial" fo:font-size="9.75pt" fo:letter-spacing="normal" fo:font-style="normal" fo:font-weight="normal" officeooo:rsid="00684535" officeooo:paragraph-rsid="00684535"/>
    </style:style>
    <style:style style:name="P38" style:family="paragraph" style:parent-style-name="Standard">
      <style:text-properties fo:font-variant="normal" fo:text-transform="none" fo:color="#262626" style:font-name="arial" fo:font-size="9.75pt" fo:letter-spacing="normal" fo:font-style="normal" fo:font-weight="normal" officeooo:rsid="006d4b41" officeooo:paragraph-rsid="006d4b41"/>
    </style:style>
    <style:style style:name="P39" style:family="paragraph" style:parent-style-name="Standard">
      <style:text-properties fo:font-variant="normal" fo:text-transform="none" fo:color="#262626" style:font-name="arial" fo:font-size="9.75pt" fo:letter-spacing="normal" fo:font-style="normal" fo:font-weight="normal" officeooo:paragraph-rsid="006c5467"/>
    </style:style>
    <style:style style:name="P40" style:family="paragraph" style:parent-style-name="Standard">
      <style:text-properties fo:font-variant="normal" fo:text-transform="none" fo:color="#262626" style:font-name="arial" fo:font-size="9.75pt" fo:letter-spacing="normal" fo:font-style="normal" fo:font-weight="normal" officeooo:rsid="006f5183" officeooo:paragraph-rsid="006f5183"/>
    </style:style>
    <style:style style:name="P41" style:family="paragraph" style:parent-style-name="Standard">
      <style:text-properties fo:font-variant="normal" fo:text-transform="none" fo:color="#000000" style:font-name="Monospace" fo:font-size="10pt" fo:letter-spacing="normal" fo:font-style="normal" fo:font-weight="normal" officeooo:rsid="006c5467" officeooo:paragraph-rsid="006c5467" style:font-size-asian="10pt"/>
    </style:style>
    <style:style style:name="P42" style:family="paragraph" style:parent-style-name="Standard">
      <style:text-properties fo:font-variant="normal" fo:text-transform="none" fo:color="#000000" style:font-name="Monospace" fo:font-size="10pt" fo:letter-spacing="normal" fo:font-style="normal" fo:font-weight="normal" officeooo:rsid="00735649" officeooo:paragraph-rsid="00735649" style:font-size-asian="10pt"/>
    </style:style>
    <style:style style:name="P43" style:family="paragraph" style:parent-style-name="Standard">
      <style:text-properties fo:font-variant="normal" fo:text-transform="none" fo:color="#000000" style:font-name="Monospace" fo:font-size="10pt" fo:letter-spacing="normal" fo:font-style="normal" fo:font-weight="normal" officeooo:rsid="007654f0" officeooo:paragraph-rsid="007654f0" style:font-size-asian="10pt"/>
    </style:style>
    <style:style style:name="P44" style:family="paragraph" style:parent-style-name="Standard">
      <style:text-properties fo:font-variant="normal" fo:text-transform="none" fo:color="#000000" style:font-name="Monospace" fo:font-size="10pt" fo:letter-spacing="normal" fo:font-style="normal" fo:font-weight="normal" officeooo:rsid="0078d80f" officeooo:paragraph-rsid="0078d80f" style:font-size-asian="10pt"/>
    </style:style>
    <style:style style:name="P45" style:family="paragraph" style:parent-style-name="Standard">
      <style:text-properties fo:font-variant="normal" fo:text-transform="none" fo:color="#000000" style:font-name="Monospace" fo:font-size="10pt" fo:letter-spacing="normal" fo:font-style="normal" fo:font-weight="normal" officeooo:rsid="00790a12" officeooo:paragraph-rsid="00790a12" style:font-size-asian="10pt"/>
    </style:style>
    <style:style style:name="P46" style:family="paragraph" style:parent-style-name="Standard">
      <style:text-properties fo:font-variant="normal" fo:text-transform="none" fo:color="#000000" style:font-name="Monospace" fo:font-size="10pt" fo:letter-spacing="normal" fo:font-style="normal" fo:font-weight="normal" officeooo:rsid="00837a8c" officeooo:paragraph-rsid="00837a8c" style:font-size-asian="10pt"/>
    </style:style>
    <style:style style:name="P47" style:family="paragraph" style:parent-style-name="Standard">
      <style:text-properties fo:font-variant="normal" fo:text-transform="none" fo:color="#000000" style:font-name="Monospace" fo:font-size="10pt" fo:letter-spacing="normal" fo:font-style="normal" fo:font-weight="normal" officeooo:rsid="0084f917" officeooo:paragraph-rsid="0084f917" style:font-size-asian="10pt"/>
    </style:style>
    <style:style style:name="P48" style:family="paragraph" style:parent-style-name="Standard">
      <style:text-properties fo:font-variant="normal" fo:text-transform="none" fo:color="#000000" style:font-name="tahoma" fo:font-size="12pt" fo:letter-spacing="normal" fo:font-style="normal" fo:font-weight="normal" officeooo:rsid="00704c86" officeooo:paragraph-rsid="00334264"/>
    </style:style>
    <style:style style:name="P49" style:family="paragraph" style:parent-style-name="Standard">
      <style:text-properties fo:font-variant="normal" fo:text-transform="none" fo:color="#000000" style:font-name="tahoma" fo:font-size="12pt" fo:letter-spacing="normal" fo:font-style="normal" fo:font-weight="normal" officeooo:rsid="007c1bd4" officeooo:paragraph-rsid="007d68a2"/>
    </style:style>
    <style:style style:name="P50" style:family="paragraph" style:parent-style-name="Standard">
      <style:text-properties fo:font-variant="normal" fo:text-transform="none" fo:color="#333333" style:font-name="Segoe UI" fo:font-size="10.5pt" fo:letter-spacing="normal" fo:font-style="normal" fo:font-weight="normal" officeooo:rsid="00757206" officeooo:paragraph-rsid="00757206"/>
    </style:style>
    <style:style style:name="P51" style:family="paragraph" style:parent-style-name="Standard">
      <style:text-properties fo:font-variant="normal" fo:text-transform="none" fo:color="#333333" style:font-name="Segoe UI" fo:font-size="10.5pt" fo:letter-spacing="normal" fo:font-style="normal" fo:font-weight="normal" officeooo:rsid="007f55ea" officeooo:paragraph-rsid="007f55ea"/>
    </style:style>
    <style:style style:name="P52" style:family="paragraph" style:parent-style-name="Standard">
      <style:text-properties officeooo:rsid="005501bc" officeooo:paragraph-rsid="005501bc"/>
    </style:style>
    <style:style style:name="P53" style:family="paragraph" style:parent-style-name="Standard">
      <style:text-properties officeooo:rsid="0056d2d2" officeooo:paragraph-rsid="0056d2d2"/>
    </style:style>
    <style:style style:name="P54" style:family="paragraph" style:parent-style-name="Standard">
      <style:text-properties officeooo:rsid="005740a6" officeooo:paragraph-rsid="005740a6"/>
    </style:style>
    <style:style style:name="P55" style:family="paragraph" style:parent-style-name="Standard">
      <style:text-properties officeooo:rsid="00586d26" officeooo:paragraph-rsid="00586d26"/>
    </style:style>
    <style:style style:name="P56" style:family="paragraph" style:parent-style-name="Standard">
      <style:text-properties officeooo:rsid="00589741" officeooo:paragraph-rsid="00589741"/>
    </style:style>
    <style:style style:name="P57" style:family="paragraph" style:parent-style-name="Standard">
      <style:text-properties officeooo:rsid="005945ef" officeooo:paragraph-rsid="005945ef"/>
    </style:style>
    <style:style style:name="P58" style:family="paragraph" style:parent-style-name="Standard">
      <style:text-properties officeooo:rsid="005a5065" officeooo:paragraph-rsid="005a5065"/>
    </style:style>
    <style:style style:name="P59" style:family="paragraph" style:parent-style-name="Standard">
      <style:text-properties officeooo:rsid="00658cd6" officeooo:paragraph-rsid="00658cd6"/>
    </style:style>
    <style:style style:name="P60" style:family="paragraph" style:parent-style-name="Standard">
      <style:text-properties officeooo:rsid="00658cd6" officeooo:paragraph-rsid="0066756d"/>
    </style:style>
    <style:style style:name="P61" style:family="paragraph" style:parent-style-name="Standard">
      <style:text-properties officeooo:rsid="00757206" officeooo:paragraph-rsid="00757206"/>
    </style:style>
    <style:style style:name="P62" style:family="paragraph" style:parent-style-name="Preformatted_20_Text">
      <style:text-properties fo:font-variant="normal" fo:text-transform="none" fo:color="#555555" style:font-name="Courier 10 Pitch" fo:letter-spacing="normal" fo:font-style="normal" fo:font-weight="normal" officeooo:rsid="000c09f1" officeooo:paragraph-rsid="000c09f1"/>
    </style:style>
    <style:style style:name="P63" style:family="paragraph" style:parent-style-name="Text_20_body">
      <style:paragraph-properties fo:margin-left="0cm" fo:margin-right="0cm" fo:margin-top="0cm" fo:margin-bottom="0cm" style:contextual-spacing="false" fo:widows="1" fo:text-indent="0cm" style:auto-text-indent="false"/>
      <style:text-properties fo:font-variant="normal" fo:text-transform="none" fo:color="#1f497d" style:font-name="Calibri" fo:font-size="11pt" fo:letter-spacing="normal" fo:font-style="normal" fo:font-weight="normal" officeooo:rsid="007c469f" officeooo:paragraph-rsid="007e83c2"/>
    </style:style>
    <style:style style:name="P64" style:family="paragraph" style:parent-style-name="Text_20_body">
      <style:paragraph-properties fo:margin-left="0cm" fo:margin-right="0cm" fo:margin-top="0cm" fo:margin-bottom="0cm" style:contextual-spacing="false" fo:widows="1" fo:text-indent="0cm" style:auto-text-indent="false"/>
      <style:text-properties fo:font-variant="normal" fo:text-transform="none" fo:color="#1f497d" style:font-name="Calibri" fo:font-size="11pt" fo:letter-spacing="normal" fo:font-style="normal" fo:font-weight="normal" officeooo:rsid="0081941c" officeooo:paragraph-rsid="0081941c"/>
    </style:style>
    <style:style style:name="P65" style:family="paragraph" style:parent-style-name="Standard">
      <style:paragraph-properties fo:margin-left="0cm" fo:margin-right="0cm" fo:margin-top="0cm" fo:margin-bottom="0.159cm" style:contextual-spacing="false" style:line-height-at-least="0.423cm" fo:widows="1" fo:text-indent="0cm" style:auto-text-indent="false"/>
      <style:text-properties fo:font-variant="normal" fo:text-transform="none" fo:color="#263238" style:font-name="arial" fo:font-size="9.75pt" fo:letter-spacing="normal" fo:font-style="normal" fo:font-weight="normal"/>
    </style:style>
    <style:style style:name="P66" style:family="paragraph" style:parent-style-name="Standard">
      <style:paragraph-properties fo:margin-top="0cm" fo:margin-bottom="0.159cm" style:contextual-spacing="false" style:line-height-at-least="0.423cm" fo:text-align="start" style:justify-single-word="false" fo:widows="1" style:writing-mode="lr-tb"/>
    </style:style>
    <style:style style:name="P67" style:family="paragraph" style:parent-style-name="Standard">
      <style:paragraph-properties fo:margin-top="0cm" fo:margin-bottom="0.159cm" style:contextual-spacing="false" style:line-height-at-least="0.423cm" fo:widows="1"/>
      <style:text-properties fo:font-variant="normal" fo:text-transform="none" fo:color="#263238" style:font-name="arial" fo:font-size="9.75pt" fo:letter-spacing="normal" fo:font-style="normal" fo:font-weight="normal" officeooo:rsid="00334264"/>
    </style:style>
    <style:style style:name="P68" style:family="paragraph" style:parent-style-name="Text_20_body">
      <style:text-properties officeooo:rsid="004144f7" officeooo:paragraph-rsid="004144f7"/>
    </style:style>
    <style:style style:name="P69" style:family="paragraph" style:parent-style-name="Text_20_body">
      <style:text-properties officeooo:rsid="003f0185" officeooo:paragraph-rsid="007e83c2"/>
    </style:style>
    <style:style style:name="P70" style:family="paragraph" style:parent-style-name="Standard">
      <style:text-properties fo:font-variant="normal" fo:text-transform="none" fo:color="#000000" style:font-name="tahoma" fo:font-size="12pt" fo:letter-spacing="normal" fo:font-style="normal" fo:font-weight="normal" officeooo:rsid="00704c86" officeooo:paragraph-rsid="00334264"/>
    </style:style>
    <style:style style:name="P71" style:family="paragraph" style:parent-style-name="Standard">
      <style:text-properties fo:font-variant="normal" fo:text-transform="none" fo:color="#000000" style:font-name="tahoma" fo:font-size="12pt" fo:letter-spacing="normal" fo:font-style="normal" fo:font-weight="normal" officeooo:rsid="00860685" officeooo:paragraph-rsid="00860685"/>
    </style:style>
    <style:style style:name="T1" style:family="text">
      <style:text-properties fo:font-variant="normal" fo:text-transform="none" fo:color="#1f497d" style:font-name="Calibri" fo:font-size="11pt" fo:letter-spacing="normal" fo:font-style="normal" fo:font-weight="normal"/>
    </style:style>
    <style:style style:name="T2" style:family="text">
      <style:text-properties fo:font-variant="normal" fo:text-transform="none" fo:color="#1f497d" style:text-line-through-style="none" style:text-line-through-type="none" style:font-name="Calibri" fo:font-size="11pt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1f497d" style:text-line-through-style="none" style:text-line-through-type="none" style:font-name="Calibri" fo:font-size="11pt" fo:letter-spacing="normal" fo:font-style="normal" style:text-underline-style="none" fo:font-weight="normal" officeooo:rsid="0081941c" style:text-blinking="false"/>
    </style:style>
    <style:style style:name="T4" style:family="text">
      <style:text-properties fo:font-variant="normal" fo:text-transform="none" fo:color="#3b73af" style:text-line-through-style="none" style:text-line-through-type="none" style:font-name="Arial" fo:font-size="10.5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3b73af" style:text-line-through-style="none" style:text-line-through-type="none" style:font-name="Arial" fo:font-size="10.5pt" fo:letter-spacing="normal" fo:font-style="normal" style:text-underline-style="none" fo:font-weight="normal" officeooo:rsid="00435de2" style:text-blinking="false"/>
    </style:style>
    <style:style style:name="T6" style:family="text">
      <style:text-properties fo:font-variant="normal" fo:text-transform="none" fo:color="#222222" fo:letter-spacing="normal"/>
    </style:style>
    <style:style style:name="T7" style:family="text">
      <style:text-properties fo:font-variant="normal" fo:text-transform="none" fo:color="#222222" fo:letter-spacing="normal" officeooo:rsid="0051d5fa"/>
    </style:style>
    <style:style style:name="T8" style:family="text">
      <style:text-properties fo:font-variant="normal" fo:text-transform="none" fo:color="#262626" style:font-name="arial" fo:font-size="9.75pt" fo:letter-spacing="normal" fo:font-style="normal" fo:font-weight="normal"/>
    </style:style>
    <style:style style:name="T9" style:family="text">
      <style:text-properties fo:font-variant="normal" fo:text-transform="none" style:font-name="arial" fo:font-size="9.75pt" fo:letter-spacing="normal" fo:font-style="normal" fo:font-weight="normal"/>
    </style:style>
    <style:style style:name="T10" style:family="text">
      <style:text-properties style:font-name="arial"/>
    </style:style>
    <style:style style:name="T11" style:family="text">
      <style:text-properties officeooo:rsid="005f1650"/>
    </style:style>
    <style:style style:name="T12" style:family="text">
      <style:text-properties fo:color="#000000" style:font-name="Monospace" fo:font-size="10pt" officeooo:rsid="006e4b4b" style:font-size-asian="10pt"/>
    </style:style>
    <style:style style:name="T13" style:family="text">
      <style:text-properties fo:color="#000000" style:font-name="Monospace" fo:font-size="10pt" officeooo:rsid="006c5467" style:font-size-asian="10pt"/>
    </style:style>
    <style:style style:name="T14" style:family="text">
      <style:text-properties fo:color="#008000" style:font-name="Helvetica Neue" fo:font-size="10.5pt"/>
    </style:style>
    <style:style style:name="T15" style:family="text">
      <style:text-properties officeooo:rsid="00334264"/>
    </style:style>
    <style:style style:name="T16" style:family="text">
      <style:text-properties officeooo:rsid="00704c86"/>
    </style:style>
    <style:style style:name="T17" style:family="text">
      <style:text-properties officeooo:rsid="007d68a2"/>
    </style:style>
    <style:style style:name="T18" style:family="text">
      <style:text-properties officeooo:rsid="0081941c"/>
    </style:style>
    <style:style style:name="T19" style:family="text">
      <style:text-properties officeooo:rsid="0087a843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git clone ssh://gitolite@10.125.1.150:1754/SUCE</text:p>
      <text:p text:style-name="P27">crn : 88573382</text:p>
      <text:p text:style-name="P13"/>
      <text:p text:style-name="P61"><text:a xlink:type="simple" xlink:href="http://localhost:8080/template-adminui/admin">http://localhost:8080/template-adminui/admin</text:a></text:p>
      <text:p text:style-name="P50"><text:a xlink:type="simple" xlink:href="mailto:rajiv.chaudhary.cn@snapdeal.com">rajiv.chaudhary.cn@snapdeal.com</text:a></text:p>
      <text:p text:style-name="P50">snapdeal</text:p>
      <text:p text:style-name="P51">email and jira credential</text:p>
      <text:p text:style-name="P50">-----------------------------------------------------------------</text:p>
      <text:p text:style-name="P69"><text:span text:style-name="T1">Username : </text:span><text:a xlink:type="simple" xlink:href="mailto:abhimanyu.kumar.cn@snapdeal.com" office:target-frame-name="_blank" xlink:show="new">abhimanyu.kumar.cn@snapdeal</text:a><text:span text:style-name="T2">.</text:span><text:span text:style-name="T3">com</text:span></text:p>
      <text:p text:style-name="P63"><text:span text:style-name="T18">mail </text:span>Password : snapdeal</text:p>
      <text:p text:style-name="P64">jira password:snap@1234</text:p>
      <text:p text:style-name="P63">--------------------------------------------------------------</text:p>
      <text:p text:style-name="P10">Globle logic email:-</text:p>
      <text:p text:style-name="P10"><text:a xlink:type="simple" xlink:href="mailto:abhimanyu.kumar@globallogic.com">abhimanyu.kumar@globallogic.com</text:a></text:p>
      <text:p text:style-name="P48">Password for GL mail and Jira is <text:a xlink:type="simple" xlink:href="mailto:Global@11">Global@11</text:a> <text:s/><text:span text:style-name="T19">chage to -&gt;</text:span></text:p>
      <text:p text:style-name="P71">Indus@1234</text:p>
      <text:p text:style-name="P48"/>
      <text:p text:style-name="P49">jira <text:span text:style-name="T17">and </text:span><text:a xlink:type="simple" xlink:href="https://glo.globallogic.com-mail/"><text:span text:style-name="T17">https://glo.globallogic.com-</text:span></text:a></text:p>
      <text:p text:style-name="P49"><text:a xlink:type="simple" xlink:href="mailto:abhimanyu.kumar@globallogic.com"><text:span text:style-name="T15">abhimanyu.kumar</text:span></text:a><text:span text:style-name="T15"> </text:span>and <text:a xlink:type="simple" xlink:href="mailto:Global@11"><text:span text:style-name="T16">Global@11</text:span></text:a></text:p>
      <text:p text:style-name="P10"/>
      <text:p text:style-name="P12">http://howtodoinjava.com/restful-web-service/</text:p>
      <text:p text:style-name="P10"/>
      <text:p text:style-name="P10"/>
      <text:section text:style-name="Sect1" text:name=":2b.ma">
        <text:section text:style-name="Sect2" text:name=":2b.co">
          <text:p text:style-name="P66"><text:a xlink:type="simple" xlink:href="http://www.google.com/url?q=http%3A%2F%2F54.169.229.171%3A7003%2Fswagger-ui%2Findex.jsp&amp;sa=D&amp;sntz=1&amp;usg=AFQjCNHXcLdYT2S4YgC_CDidOo8KUuEcFQ" office:target-frame-name="_blank" xlink:show="new"><text:span text:style-name="T10"><text:line-break/>http://54.169.229.171:7003/swagger-ui/index.jsp</text:span></text:a></text:p>
        </text:section>
      </text:section>
      <text:section text:style-name="Sect1" text:name=":2c.ma">
        <text:p text:style-name="P65">aggadmin</text:p>
        <text:section text:style-name="Sect1" text:name=":2c.at">
          <text:p text:style-name="P67">aggadmin</text:p>
        </text:section>
      </text:section>
      <text:p text:style-name="P10"/>
      <text:p text:style-name="P10"/>
      <text:p text:style-name="P2"/>
      <text:p text:style-name="P3">empid : 9809</text:p>
      <text:p text:style-name="P62">$ sudo apt install wine</text:p>
      <text:p text:style-name="P62"/>
      <text:p text:style-name="P4"/>
      <text:p text:style-name="P5">com.snapdeal.</text:p>
      <text:p text:style-name="P5"/>
      <text:p text:style-name="P6">com.snapdeal.cx.suse</text:p>
      <text:p text:style-name="P6"/>
      <text:p text:style-name="P7"><text:a xlink:type="simple" xlink:href="http://maven.apache.org/pom.html">http://maven.apache.org/pom.html</text:a></text:p>
      <text:p text:style-name="P7"/>
      <text:p text:style-name="P9"/>
      <text:p text:style-name="P8"/>
      <text:p text:style-name="P11">=========================================================================</text:p>
      <text:p text:style-name="P14"><text:a xlink:type="simple" xlink:href="http://www.concretepage.com/jackson-api/read-write-json-using-jackson-objectmapper-jsonparser-jsongenerator-example">http://www.concretepage.com/jackson-api/read-write-json-using-jackson-objectmapper-jsonparser-jsongenerator-example</text:a></text:p>
      <text:p text:style-name="P14"/>
      <text:p text:style-name="P15">abhimanyu@L-CGXP542:/home$ cd abhimanyu </text:p>
      <text:p text:style-name="P15">abhimanyu@L-CGXP542:~$ cd .ssh </text:p>
      <text:p text:style-name="P15"><text:soft-page-break/>abhimanyu@L-CGXP542:~/.ssh$ ls </text:p>
      <text:p text:style-name="P15">id_rsa <text:s/>id_rsa.pub <text:s/>known_hosts </text:p>
      <text:p text:style-name="P15">abhimanyu@L-CGXP542:~/.ssh$ vi id_rsa.pub </text:p>
      <text:p text:style-name="P15">abhimanyu@L-CGXP542:~/.ssh$ ls -ltr </text:p>
      <text:p text:style-name="P15">total 12 </text:p>
      <text:p text:style-name="P15">-rw-r--r-- 1 abhimanyu abhimanyu <text:s/>401 Aug 17 17:52 id_rsa.pub </text:p>
      <text:p text:style-name="P15">-rw------- 1 abhimanyu abhimanyu 1766 Aug 17 17:52 id_rsa </text:p>
      <text:p text:style-name="P15">-rw-r--r-- 1 abhimanyu abhimanyu <text:s/>442 Aug 19 11:51 known_hosts </text:p>
      <text:p text:style-name="P15">abhimanyu@L-CGXP542:~/.ssh$ </text:p>
      <text:p text:style-name="P16">/home/abhimanyu/Work/Softwares/apache-maven-3.3.1/Local_Repository/com/snapdeal/CsAggregatorBase/1.1-SNAPSHOT/CsAggregatorBase-1.1-SNAPSHOT.jar</text:p>
      <text:p text:style-name="P16"/>
      <text:p text:style-name="P68"><text:bookmark text:name="key-val"/><text:a xlink:type="simple" xlink:href="https://snapdeal.atlassian.net/browse/CE-278">CE-278</text:a><text:span text:style-name="T4">- </text:span><text:span text:style-name="T5">first commit ticket id</text:span></text:p>
      <text:p text:style-name="P16"/>
      <text:p text:style-name="P28"><text:span text:style-name="T7">chmod 777 </text:span><text:span text:style-name="T6">file name//for change mode</text:span></text:p>
      <text:p text:style-name="P29">rm -rf file name //for delete</text:p>
      <text:p text:style-name="P30">sudo -i //go to root</text:p>
      <text:p text:style-name="P16"/>
      <text:p text:style-name="P17">commited the code </text:p>
      <text:p text:style-name="P17">=================================================================</text:p>
      <text:p text:style-name="P19">git status</text:p>
      <text:p text:style-name="P19">git add suce-common/pom.xml </text:p>
      <text:p text:style-name="P20">git commit -m "CE-278 adding some files and rechange the name of file" .</text:p>
      <text:p text:style-name="P21">git push</text:p>
      <text:p text:style-name="P17"/>
      <text:p text:style-name="P26">git pull --rebase</text:p>
      <text:p text:style-name="P22">========================================</text:p>
      <text:p text:style-name="P18">for check build is succeess or not after commiting the code</text:p>
      <text:p text:style-name="P18">git pull</text:p>
      <text:p text:style-name="P18">mvn verify</text:p>
      <text:p text:style-name="P18"/>
      <text:p text:style-name="P18"/>
      <text:p text:style-name="P23">git treaning site command</text:p>
      <text:p text:style-name="P23">====================================</text:p>
      <text:p text:style-name="P24">https://training. github.com/kit/downloads/github-git-cheat-sheet.pdf</text:p>
      <text:p text:style-name="P24"/>
      <text:p text:style-name="P25"><text:a xlink:type="simple" xlink:href="http://54.86.136.55:11120/service/agg/orderByCode/25774591">http://54.86.136.55:11120/service/agg/orderByCode/25774591</text:a></text:p>
      <text:p text:style-name="P25"/>
      <text:p text:style-name="P52">http://www.aerospike.com/docs/operations/install/linux/ubuntu/</text:p>
      <text:p text:style-name="P53">netstat -anp | grep 3000 (running)</text:p>
      <text:p text:style-name="P53"/>
      <text:p text:style-name="P59"/>
      <text:p text:style-name="P59"/>
      <text:p text:style-name="P55">validating velocity template placeholder</text:p>
      <text:p text:style-name="P55">=========================================</text:p>
      <text:p text:style-name="P54"><text:a xlink:type="simple" xlink:href="http://grepcode.com/file/repo1.maven.org$maven2@ru.vyarus$guice-persist-orient@2.0.1@ru$vyarus$guice$persist$orient$finder$placeholder$StringTemplateUtils.java">http://grepcode.com/file/repo1.maven.org$maven2@ru.vyarus$guice-persist-orient@2.0.1@ru$vyarus$guice$persist$orient$finder$placeholder$StringTemplateUtils.java</text:a></text:p>
      <text:p text:style-name="P54"/>
      <text:p text:style-name="P56"><text:a xlink:type="simple" xlink:href="http://stackoverflow.com/questions/16301171/getting-placeholder-list-from-a-velocity-template">http://stackoverflow.com/questions/16301171/getting-placeholder-list-from-a-velocity-template</text:a></text:p>
      <text:p text:style-name="P56"><text:soft-page-break/></text:p>
      <text:p text:style-name="P57"><text:a xlink:type="simple" xlink:href="http://stackoverflow.com/questions/1432468/how-to-use-string-as-velocity-template">http://stackoverflow.com/questions/1432468/how-to-use-string-as-velocity-template</text:a></text:p>
      <text:p text:style-name="P57"/>
      <text:p text:style-name="P58">for install workbench</text:p>
      <text:p text:style-name="P58">-------------------------------------------</text:p>
      <text:p text:style-name="P58"><text:span text:style-name="T8">1.sudo wget</text:span><text:a xlink:type="simple" xlink:href="http://www.google.com/url?q=http%3A%2F%2Fdev.mysql.com%2Fget%2FDownloads%2FMySQLGUITools%2Fmysql-workbench-community-6.0.9-1ubu1310-amd64.deb&amp;sa=D&amp;sntz=1&amp;usg=AFQjCNHHxkhBOpatBkWDAipbBDGIKuqRMg" office:target-frame-name="_blank" xlink:show="new"><text:span text:style-name="T9">http://dev.mysql.com/get/Downloads/MySQLGUITools/mysql-workbench-community-6.0.9-1ubu1310-amd64.deb</text:span></text:a><text:line-break/><text:line-break/><text:span text:style-name="T8">2.sudo dpkg -i mysql-workbench-community-6.0.9-1ubu1310-amd64.deb</text:span></text:p>
      <text:p text:style-name="P40">3.Software$ mysql-workbench</text:p>
      <text:p text:style-name="P58"/>
      <text:p text:style-name="P32"><text:a xlink:type="simple" xlink:href="https://help.ubuntu.com/community/MysqlPasswordReset">https://help.ubuntu.com/community/MysqlPasswordReset</text:a></text:p>
      <text:p text:style-name="P32"/>
      <text:p text:style-name="P34">order</text:p>
      <text:p text:style-name="P33">====================================================</text:p>
      <text:p text:style-name="P33">27244211 </text:p>
      <text:p text:style-name="P33">27264234 </text:p>
      <text:p text:style-name="P33">http://10.125.1.40:8040/home </text:p>
      <text:p text:style-name="P33">SDL825818316 </text:p>
      <text:p text:style-name="P33">927ead</text:p>
      <text:p text:style-name="P35"><text:a xlink:type="simple" xlink:href="http://54.86.136.55:11120/service/agg/orderByCode/25774591">2</text:a></text:p>
      <text:p text:style-name="P35"><text:a xlink:type="simple" xlink:href="http://54.86.136.55:11120/service/agg/orderByCode/27244211">http://54.86.136.55:11120/service/agg/orderByCode/</text:a><text:a xlink:type="simple" xlink:href="http://54.86.136.55:11120/service/agg/orderByCode/27244211"><text:span text:style-name="T11">27244211</text:span></text:a></text:p>
      <text:p text:style-name="P35"/>
      <text:p text:style-name="P60">git stash //to save changes locally</text:p>
      <text:p text:style-name="P36">git stash pop //to revoke local changes</text:p>
      <text:p text:style-name="P36"/>
      <text:p text:style-name="P37"><text:a xlink:type="simple" xlink:href="http://localhost:8080/template-admin/cx/commengine/rule">http://localhost:8080/template-admin/cx/commengine/rule</text:a></text:p>
      <text:p text:style-name="P37"><text:tab/>{"specification": {"system":1,"category":3,"subcategory":92,"brand":2,"seller":6,"triggerType":2,"supc":92383,"pincode":304185,"language":1,"modeCommn":3},"bodyId":"1","name":"rule","multipart":"false"}</text:p>
      <text:p text:style-name="P37"/>
      <text:p text:style-name="P38">for creating order</text:p>
      <text:p text:style-name="P38">-----------------------------------------</text:p>
      <text:p text:style-name="P39"><text:a xlink:type="simple" xlink:href="http://10.125.1.40:8040/home">http://10.125.1.40:8040/home</text:a><text:span text:style-name="T13"> </text:span><text:span text:style-name="T12">orderCode=</text:span><text:span text:style-name="T14">27660840</text:span></text:p>
      <text:p text:style-name="P41">SDL825818316 </text:p>
      <text:p text:style-name="P41">927ead</text:p>
      <text:p text:style-name="P41"/>
      <text:p text:style-name="P42">bank of india </text:p>
      <text:p text:style-name="P42">sanjay prasad </text:p>
      <text:p text:style-name="P42">ac:456810110007067 </text:p>
      <text:p text:style-name="P42">ifs:bkid0004568 </text:p>
      <text:p text:style-name="P42">ramkrisna nagar </text:p>
      <text:p text:style-name="P42">800027</text:p>
      <text:p text:style-name="P43">================================================================================</text:p>
      <text:p text:style-name="P43"/>
      <text:p text:style-name="P44">To run mysql</text:p>
      <text:p text:style-name="P44">---------------</text:p>
      <text:p text:style-name="P44">cd MySQLDB/mainline/</text:p>
      <text:p text:style-name="P44">mysql -u root -proot</text:p>
      <text:p text:style-name="P44">mysql&gt; source wrapper.sql</text:p>
      <text:p text:style-name="P44"/>
      <text:p text:style-name="P45">==========================================================</text:p>
      <text:p text:style-name="P45">git checkout mainline</text:p>
      <text:p text:style-name="P47">maven setting</text:p>
      <text:p text:style-name="P47">----------------------------------</text:p>
      <text:p text:style-name="P46">/etc/maven/settings.xml </text:p>
      <text:p text:style-name="P46"/>
      <text:p text:style-name="P46">/home/abhimanyu/Work/Softwares/apache-maven-3.3.1/Local_Reposit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Calibri" svg:font-family="Calibri, sans-serif"/>
    <style:font-face style:name="Courier 10 Pitch" svg:font-family="'Courier 10 Pitch', Courier, monospace"/>
    <style:font-face style:name="Helvetica Neue" svg:font-family="'Helvetica Neue', Helvetica, Arial, sans-serif"/>
    <style:font-face style:name="Segoe UI" svg:font-family="'Segoe UI', Frutiger, 'Frutiger Linotype', 'Dejavu Sans', 'Helvetica Neue', Arial, sans-serif"/>
    <style:font-face style:name="arial" svg:font-family="arial, sans-serif"/>
    <style:font-face style:name="tahoma" svg:font-family="tahoma, sans-serif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315c4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2T17:48:54.677199482</meta:creation-date>
    <meta:generator>LibreOffice/4.2.8.2$Linux_X86_64 LibreOffice_project/420m0$Build-2</meta:generator>
    <dc:date>2015-12-30T11:58:52.136332069</dc:date>
    <meta:editing-duration>P15DT2H49M56S</meta:editing-duration>
    <meta:editing-cycles>108</meta:editing-cycles>
    <meta:document-statistic meta:table-count="0" meta:image-count="0" meta:object-count="0" meta:page-count="3" meta:paragraph-count="107" meta:word-count="282" meta:character-count="4119" meta:non-whitespace-character-count="3915"/>
  </office:meta>
</office:document-meta>
</file>